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31e0" officeooo:paragraph-rsid="000a31e0"/>
    </style:style>
    <style:style style:name="P2" style:family="paragraph" style:parent-style-name="Standard">
      <style:text-properties fo:font-weight="bold" officeooo:rsid="000a31e0" officeooo:paragraph-rsid="000a31e0" style:font-weight-asian="bold" style:font-weight-complex="bold"/>
    </style:style>
    <style:style style:name="P3" style:family="paragraph" style:parent-style-name="Standard">
      <style:text-properties fo:font-weight="bold" officeooo:rsid="000abe21" officeooo:paragraph-rsid="000abe21" style:font-weight-asian="bold" style:font-weight-complex="bold"/>
    </style:style>
    <style:style style:name="P4" style:family="paragraph" style:parent-style-name="Standard">
      <style:text-properties officeooo:rsid="000a4ece" officeooo:paragraph-rsid="000a4ece"/>
    </style:style>
    <style:style style:name="P5" style:family="paragraph" style:parent-style-name="Standard" style:list-style-name="L1">
      <style:text-properties officeooo:paragraph-rsid="000a31e0"/>
    </style:style>
    <style:style style:name="P6" style:family="paragraph" style:parent-style-name="Standard" style:list-style-name="L1">
      <style:text-properties officeooo:rsid="000a31e0" officeooo:paragraph-rsid="000a31e0"/>
    </style:style>
    <style:style style:name="P7" style:family="paragraph" style:parent-style-name="Standard" style:list-style-name="L1">
      <style:text-properties officeooo:rsid="000a4ece" officeooo:paragraph-rsid="000a4ece"/>
    </style:style>
    <style:style style:name="P8" style:family="paragraph" style:parent-style-name="Standard" style:list-style-name="L2">
      <style:text-properties fo:font-weight="normal" officeooo:rsid="000abe21" officeooo:paragraph-rsid="000abe21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0e469b" officeooo:paragraph-rsid="000e469b" style:font-weight-asian="normal" style:font-weight-complex="normal"/>
    </style:style>
    <style:style style:name="P10" style:family="paragraph" style:parent-style-name="Standard" style:list-style-name="L2">
      <style:text-properties fo:font-weight="normal" officeooo:rsid="00101be3" officeooo:paragraph-rsid="00101be3" style:font-weight-asian="normal" style:font-weight-complex="normal"/>
    </style:style>
    <style:style style:name="P11" style:family="paragraph" style:parent-style-name="Standard" style:list-style-name="L2">
      <style:text-properties fo:font-weight="normal" officeooo:rsid="00101be3" officeooo:paragraph-rsid="00111297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0111297" officeooo:paragraph-rsid="00111297" style:font-weight-asian="normal" style:font-weight-complex="normal"/>
    </style:style>
    <style:style style:name="P13" style:family="paragraph" style:parent-style-name="Standard" style:list-style-name="L2">
      <style:text-properties fo:font-weight="normal" officeooo:rsid="001238f3" officeooo:paragraph-rsid="001238f3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140d12" officeooo:paragraph-rsid="00140d12" style:font-weight-asian="normal" style:font-weight-complex="normal"/>
    </style:style>
    <style:style style:name="P15" style:family="paragraph" style:parent-style-name="Standard" style:list-style-name="L2">
      <style:text-properties fo:font-weight="normal" officeooo:rsid="00140d12" officeooo:paragraph-rsid="0015be71" style:font-weight-asian="normal" style:font-weight-complex="normal"/>
    </style:style>
    <style:style style:name="P16" style:family="paragraph" style:parent-style-name="Standard" style:list-style-name="L2">
      <style:text-properties fo:font-weight="normal" officeooo:rsid="00175ad5" officeooo:paragraph-rsid="00175ad5" style:font-weight-asian="normal" style:font-weight-complex="normal"/>
    </style:style>
    <style:style style:name="P17" style:family="paragraph" style:parent-style-name="Standard" style:list-style-name="L2">
      <style:text-properties fo:font-weight="normal" officeooo:rsid="001542e1" officeooo:paragraph-rsid="001542e1" style:font-weight-asian="normal" style:font-weight-complex="normal"/>
    </style:style>
    <style:style style:name="P18" style:family="paragraph" style:parent-style-name="Standard" style:list-style-name="L2">
      <style:text-properties fo:font-weight="normal" officeooo:rsid="0016dcee" officeooo:paragraph-rsid="0016dcee" style:font-weight-asian="normal" style:font-weight-complex="normal"/>
    </style:style>
    <style:style style:name="P19" style:family="paragraph" style:parent-style-name="Standard" style:list-style-name="L3">
      <style:text-properties fo:font-weight="normal" officeooo:rsid="00185fa5" officeooo:paragraph-rsid="00185fa5" style:font-weight-asian="normal" style:font-weight-complex="normal"/>
    </style:style>
    <style:style style:name="P20" style:family="paragraph" style:parent-style-name="Standard" style:list-style-name="L3">
      <style:text-properties fo:font-weight="normal" officeooo:rsid="0019c7dd" officeooo:paragraph-rsid="0019c7dd" style:font-weight-asian="normal" style:font-weight-complex="normal"/>
    </style:style>
    <style:style style:name="P21" style:family="paragraph" style:parent-style-name="Standard" style:list-style-name="L3">
      <style:text-properties fo:font-weight="normal" officeooo:rsid="001b38ec" officeooo:paragraph-rsid="001b38ec" style:font-weight-asian="normal" style:font-weight-complex="normal"/>
    </style:style>
    <style:style style:name="P22" style:family="paragraph" style:parent-style-name="Standard">
      <style:text-properties fo:font-weight="normal" officeooo:rsid="001b38ec" officeooo:paragraph-rsid="001b38ec" style:font-weight-asian="normal" style:font-weight-complex="normal"/>
    </style:style>
    <style:style style:name="P23" style:family="paragraph" style:parent-style-name="Standard">
      <style:text-properties fo:font-weight="bold" officeooo:rsid="00185fa5" officeooo:paragraph-rsid="00185fa5" style:font-weight-asian="bold" style:font-weight-complex="bold"/>
    </style:style>
    <style:style style:name="P24" style:family="paragraph" style:parent-style-name="Standard">
      <style:text-properties fo:font-style="normal" fo:font-weight="bold" officeooo:rsid="001cc3a5" officeooo:paragraph-rsid="001cc3a5" style:font-style-asian="normal" style:font-weight-asian="bold" style:font-style-complex="normal" style:font-weight-complex="bold"/>
    </style:style>
    <style:style style:name="P25" style:family="paragraph" style:parent-style-name="Standard" style:list-style-name="L4">
      <style:text-properties fo:font-style="normal" fo:font-weight="normal" officeooo:rsid="001cc3a5" officeooo:paragraph-rsid="001cc3a5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1cc3a5" officeooo:paragraph-rsid="001cc3a5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style:text-underline-style="solid" style:text-underline-width="auto" style:text-underline-color="font-color" fo:font-weight="normal" officeooo:rsid="001cc3a5" officeooo:paragraph-rsid="001cc3a5" style:font-style-asian="normal" style:font-weight-asian="normal" style:font-style-complex="normal" style:font-weight-complex="normal"/>
    </style:style>
    <style:style style:name="P28" style:family="paragraph" style:parent-style-name="Preformatted_20_Text" style:list-style-name="L1">
      <style:text-properties officeooo:paragraph-rsid="000a31e0"/>
    </style:style>
    <style:style style:name="T1" style:family="text">
      <style:text-properties fo:font-weight="normal" officeooo:rsid="000a31e0" style:font-weight-asian="normal" style:font-weight-complex="normal"/>
    </style:style>
    <style:style style:name="T2" style:family="text">
      <style:text-properties officeooo:rsid="000c4f5f"/>
    </style:style>
    <style:style style:name="T3" style:family="text">
      <style:text-properties officeooo:rsid="00101be3"/>
    </style:style>
    <style:style style:name="T4" style:family="text">
      <style:text-properties officeooo:rsid="00111297"/>
    </style:style>
    <style:style style:name="T5" style:family="text">
      <style:text-properties officeooo:rsid="001542e1"/>
    </style:style>
    <style:style style:name="T6" style:family="text">
      <style:text-properties officeooo:rsid="0015be7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1e07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ibro Diario de Trabajo Final</text:p>
      <text:p text:style-name="P1"/>
      <text:p text:style-name="P2">10 de noviembre de 2017</text:p>
      <text:list xml:id="list5973322508929314416" text:style-name="L1">
        <text:list-item>
          <text:p text:style-name="P5"><text:span text:style-name="T1">Servidor SMPT para enviar msjs con XAMPP instale </text:span>msmtp:</text:p>
          <text:p text:style-name="P28">apt-get install msmtp</text:p>
        </text:list-item>
        <text:list-item>
          <text:p text:style-name="P6">Cree un correo es <text:a xlink:type="simple" xlink:href="mailto:alamistrador.aprender@gmail.com" text:style-name="Internet_20_link" text:visited-style-name="Visited_20_Internet_20_Link">alamistrador.aprender@gmail.com</text:a><text:tab/>clave aprender1234</text:p>
        </text:list-item>
        <text:list-item>
          <text:p text:style-name="P7">No termine de crrear porque necesitaba algo más. Telefono</text:p>
        </text:list-item>
      </text:list>
      <text:p text:style-name="P4"/>
      <text:p text:style-name="P3">12 de noviembre <text:span text:style-name="T2">de 2017</text:span></text:p>
      <text:list xml:id="list1521021310365856792" text:style-name="L2">
        <text:list-item>
          <text:p text:style-name="P8">Divide todo en Carpetas excepto biblioteca, hice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">sumate y administracion</text:p>
                                        </text:list-item>
                                        <text:list-item>
                                          <text:p text:style-name="P9">Inicio</text:p>
                                        </text:list-item>
                                        <text:list-item>
                                          <text:p text:style-name="P10">sugerencias <text:span text:style-name="T4">(con img de web-en-contruccion)</text:span></text:p>
                                        </text:list-item>
                                        <text:list-item>
                                          <text:p text:style-name="P11">plataforma <text:s/><text:span text:style-name="T4">(con img de web-en-contruccion)</text:span></text:p>
                                        </text:list-item>
                                        <text:list-item>
                                          <text:p text:style-name="P12">asigntatura <text:span text:style-name="T3"><text:s/></text:span>(con img de web-en-contruccion)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">Hice administracion</text:p>
          <text:list>
            <text:list-item>
              <text:p text:style-name="P13">Agregue una nueva columna en la tabla “Usuario” → fecha_cracion</text:p>
            </text:list-item>
          </text:list>
        </text:list-item>
        <text:list-item>
          <text:p text:style-name="P14">Validacion de sumate:</text:p>
          <text:list>
            <text:list-item>
              <text:p text:style-name="P14">Pude validar lo comun: nombre, apellido, nombre_usuario, email, pero me di cuenta de que tengo que corroborar con la bbdd si hay que validar</text:p>
            </text:list-item>
            <text:list-item>
              <text:p text:style-name="P14">Por eso voy a validar: </text:p>
              <text:list>
                <text:list-item>
                  <text:list>
                    <text:list-item>
                      <text:p text:style-name="P16">Validaciones: https://www.jose-aguilar.com/blog/jquery-ajax-php-form/</text:p>
                    </text:list-item>
                    <text:list-item>
                      <text:p text:style-name="P15">email <text:span text:style-name="T6">https://www.jose-aguilar.com/blog/validar-email-con-jquery/</text:span></text:p>
                    </text:list-item>
                    <text:list-item>
                      <text:p text:style-name="P14">nombre_usuario</text:p>
                    </text:list-item>
                    <text:list-item>
                      <text:p text:style-name="P14">corroborar psw = repetir_pws</text:p>
                    </text:list-item>
                    <text:list-item>
                      <text:p text:style-name="P15">fecha_nac <text:span text:style-name="T5">dtp_input2 https://stackoverflow.com/questions/10589732/checking-if-a-date-is-valid-in-javascript</text:span></text:p>
                    </text:list-item>
                    <text:list-item>
                      <text:p text:style-name="P17">Docente</text:p>
                    </text:list-item>
                    <text:list-item>
                      <text:p text:style-name="P18">Terminos y condiciones: </text:p>
                      <text:list>
                        <text:list-item>
                          <text:p text:style-name="P18"><text:a xlink:type="simple" xlink:href="http://programandoointentandolo.com/2016/03/comprobar-checkbox-seleccionados-jquery.html" text:style-name="Internet_20_link" text:visited-style-name="Visited_20_Internet_20_Link">http://programandoointentandolo.com/2016/03/comprobar-checkbox-seleccionados-jquery.html</text:a><text:tab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">13 de noviembre de 2017</text:p>
      <text:list xml:id="list875918889198246891" text:style-name="L3">
        <text:list-item>
          <text:p text:style-name="P19">Agrego a la base de datos genero en Persona</text:p>
          <text:list>
            <text:list-item>
              <text:p text:style-name="P20">ALTER TABLE Persona ADD genero varchar(1); </text:p>
            </text:list-item>
            <text:list-item>
              <text:p text:style-name="P20">ingresar m para masculino f para femenino</text:p>
            </text:list-item>
          </text:list>
        </text:list-item>
        <text:list-item>
          <text:p text:style-name="P21">Voy a tratar de modificar el pdo config para poder hacer un query que me devuelva el id</text:p>
        </text:list-item>
      </text:list>
      <text:p text:style-name="P22"/>
      <text:p text:style-name="P24">14 de noviembre de 2017</text:p>
      <text:list xml:id="list6229732669599728250" text:style-name="L4">
        <text:list-item>
          <text:p text:style-name="P25">Casi terminado en sumate</text:p>
        </text:list-item>
        <text:list-item>
          <text:p text:style-name="P25">Le quite la parte de agregar mas titulos porque hacia submit y enviaba los datos</text:p>
        </text:list-item>
      </text:list>
      <text:p text:style-name="P26"/>
      <text:p text:style-name="P27">Observación:<text:span text:style-name="T9"> agregar sección donde pueda agregar mas datos de si mismo el docente o el alumno, </text:span><text:span text:style-name="T10">como por ejemplo más titulos al docen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21:20:31.984992594</meta:creation-date>
    <dc:date>2017-11-14T10:10:02.847482709</dc:date>
    <meta:editing-duration>P2DT12H47M6S</meta:editing-duration>
    <meta:editing-cycles>15</meta:editing-cycles>
    <meta:generator>LibreOffice/4.3.3.2$Linux_X86_64 LibreOffice_project/430m0$Build-2</meta:generator>
    <meta:document-statistic meta:table-count="0" meta:image-count="0" meta:object-count="0" meta:page-count="1" meta:paragraph-count="35" meta:word-count="251" meta:character-count="1680" meta:non-whitespace-character-count="1487"/>
  </office:meta>
</office:document-meta>
</file>